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76663" officeooo:paragraph-rsid="00176663"/>
    </style:style>
    <style:style style:name="P2" style:family="paragraph" style:parent-style-name="Standard">
      <style:text-properties officeooo:rsid="001880f0" officeooo:paragraph-rsid="001880f0"/>
    </style:style>
    <style:style style:name="P3" style:family="paragraph" style:parent-style-name="Standard">
      <style:text-properties officeooo:rsid="001880f0" officeooo:paragraph-rsid="001880f0"/>
    </style:style>
    <style:style style:name="P4" style:family="paragraph" style:parent-style-name="Standard">
      <style:text-properties officeooo:rsid="001de32c" officeooo:paragraph-rsid="001de32c"/>
    </style:style>
    <style:style style:name="T1" style:family="text">
      <style:text-properties officeooo:rsid="001997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sis: The story of Antigone and that of Cool Hand Luke have many parallels and common themes.</text:p>
      <text:p text:style-name="P2"/>
      <text:p text:style-name="P2"/>
      <text:p text:style-name="P2">Antigone – Cool Hand Luke Comparison</text:p>
      <text:p text:style-name="P2"/>
      <text:p text:style-name="P2"><text:tab/>The Greek story of Antigone tells one of a young woman defying authority by deciding to obey her personal values rather than the rules set by her king. After repeatedly antagonizing the king, she is caught, and sentenced to death. <text:span text:style-name="T1">The king goes back on his word, and decides to spare her, but it is discovered she committed suicide. Cool Hand Luke, meanwhile, is the story of a man who follows his anti-authoritarian values, even if it means his eventual demise. Both characters repeatedly defy authority for what is nearly the same reason – at first, to pay homage to the deceased, then to rebel for the sake of the act – as well as <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6663" officeooo:paragraph-rsid="0017666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7</text:p>
        <text:p text:style-name="MP1">Lit/Comp 10</text:p>
        <text:p text:style-name="MP1">Hottman 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11:52:56.807521422</meta:creation-date>
    <meta:generator>LibreOffice/4.4.2.2$Linux_X86_64 LibreOffice_project/40m0$Build-2</meta:generator>
    <dc:date>2015-10-11T00:34:56.476301600</dc:date>
    <dc:creator>Solomon Greenberg</dc:creator>
    <meta:editing-duration>PT6M16S</meta:editing-duration>
    <meta:editing-cycles>5</meta:editing-cycles>
    <meta:document-statistic meta:table-count="0" meta:image-count="0" meta:object-count="0" meta:page-count="1" meta:paragraph-count="7" meta:word-count="143" meta:character-count="820" meta:non-whitespace-character-count="678"/>
  </office:meta>
</office:document-meta>
</file>